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1.418cm" fo:min-width="16.295cm" fo:padding-top="0.165cm" fo:padding-bottom="0.165cm" fo:padding-left="0.29cm" fo:padding-right="0.29cm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108cm" fo:min-width="3.811cm" fo:padding-top="0.165cm" fo:padding-bottom="0.165cm" fo:padding-left="0.29cm" fo:padding-right="0.29cm" loext:decorative="false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26cm" fo:min-width="1.153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36cm" fo:min-width="10.351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26cm" fo:min-width="4.803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121cm" fo:min-width="24.029cm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2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64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45cm" svg:height="13.018cm" svg:x="2.222cm" svg:y="1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763cm" svg:height="3.81cm" svg:x="4.127cm" svg:y="2.7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905cm" svg:height="1.762cm" svg:x="4.127cm" svg:y="7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905cm" svg:height="1.762cm" svg:x="6.827cm" svg:y="7.3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1.113cm" svg:height="1.872cm" svg:x="4.127cm" svg:y="9.7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763cm" svg:height="3.81cm" svg:x="10.327cm" svg:y="2.7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905cm" svg:height="1.762cm" svg:x="10.327cm" svg:y="7.3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905cm" svg:height="1.762cm" svg:x="13.027cm" svg:y="7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55cm" svg:height="1.762cm" svg:x="6.827cm" svg:y="12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5.305cm" svg:height="7.147cm" svg:x="1.235cm" svg:y="15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2.858cm" svg:height="1.27cm" svg:x="4.192cm" svg:y="2.822cm">
          <draw:text-box>
            <text:p>Core 1</text:p>
          </draw:text-box>
        </draw:frame>
        <draw:frame draw:style-name="gr7" draw:text-style-name="P2" draw:layer="layout" svg:width="2.858cm" svg:height="1.27cm" svg:x="10.392cm" svg:y="2.822cm">
          <draw:text-box>
            <text:p>Core 2</text:p>
          </draw:text-box>
        </draw:frame>
        <draw:frame draw:style-name="gr8" draw:text-style-name="P2" draw:layer="layout" svg:width="1.905cm" svg:height="1.673cm" svg:x="4.092cm" svg:y="7.367cm">
          <draw:text-box>
            <text:p>L1i</text:p>
          </draw:text-box>
        </draw:frame>
        <draw:frame draw:style-name="gr8" draw:text-style-name="P2" draw:layer="layout" svg:width="1.905cm" svg:height="1.673cm" svg:x="6.793cm" svg:y="7.368cm">
          <draw:text-box>
            <text:p>L1d</text:p>
          </draw:text-box>
        </draw:frame>
        <draw:frame draw:style-name="gr8" draw:text-style-name="P2" draw:layer="layout" svg:width="1.905cm" svg:height="1.673cm" svg:x="10.293cm" svg:y="7.368cm">
          <draw:text-box>
            <text:p>L1i</text:p>
          </draw:text-box>
        </draw:frame>
        <draw:frame draw:style-name="gr8" draw:text-style-name="P2" draw:layer="layout" svg:width="1.905cm" svg:height="1.673cm" svg:x="12.994cm" svg:y="7.369cm">
          <draw:text-box>
            <text:p>L1d</text:p>
          </draw:text-box>
        </draw:frame>
        <draw:frame draw:style-name="gr9" draw:text-style-name="P2" draw:layer="layout" svg:width="4.208cm" svg:height="1.073cm" svg:x="4.094cm" svg:y="9.769cm">
          <draw:text-box>
            <text:p>Shared L2</text:p>
          </draw:text-box>
        </draw:frame>
        <draw:frame draw:style-name="gr10" draw:text-style-name="P2" draw:layer="layout" svg:width="5.953cm" svg:height="0.962cm" svg:x="6.794cm" svg:y="12.169cm">
          <draw:text-box>
            <text:p>Memory Controller</text:p>
          </draw:text-box>
        </draw:frame>
        <draw:frame draw:style-name="gr10" draw:text-style-name="P2" draw:layer="layout" svg:width="5.953cm" svg:height="0.962cm" svg:x="1.695cm" svg:y="15.869cm">
          <draw:text-box>
            <text:p>Main Memory</text:p>
          </draw:text-box>
        </draw:frame>
        <draw:frame draw:style-name="gr10" draw:text-style-name="P2" draw:layer="layout" svg:width="5.953cm" svg:height="0.962cm" svg:x="6.795cm" svg:y="12.169cm">
          <draw:text-box>
            <text:p>Memory Controller</text:p>
          </draw:text-box>
        </draw:frame>
        <draw:frame draw:style-name="gr9" draw:text-style-name="P2" draw:layer="layout" svg:width="4.208cm" svg:height="1.073cm" svg:x="17.192cm" svg:y="1.952cm">
          <draw:text-box>
            <text:p>TE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4:10:23.361776289</meta:creation-date>
    <dc:date>2026-02-16T16:27:43.221584509</dc:date>
    <meta:editing-duration>PT1H31M9S</meta:editing-duration>
    <meta:editing-cycles>1</meta:editing-cycles>
    <meta:document-statistic meta:object-count="21"/>
    <meta:generator>LibreOffice/24.8.2.1$MacOSX_AARCH64 LibreOffice_project/0f794b6e29741098670a3b95d60478a65d05ef13</meta:generator>
  </office:meta>
</office:document-meta>
</file>